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lbany" svg:font-family="Albany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Anweisungen und Gültigkeitsbereiche</text:h>
      <text:p text:style-name="P1">Um den Tippaufwand zu reduzieren, sollten Gültigkeitsbereiche automatisch je nach Einrückungstiefe ermittelt werden (wie in Python). Außerdem sollten Anweisungen durch Zeilenumbrüche getrennt werden.</text:p>
      <text:p text:style-name="P1">So würden die Mengenklammern nur noch bei Arrays zum Einsatz kommen und das Semikolon könnte für Bereiche bzw. Intervalle von Arrays verwendet werden (ist schon vorgesehen).</text:p>
      <text:p text:style-name="P1">Beispiel:</text:p>
      <text:p text:style-name="P1">class gna</text:p>
      <text:p text:style-name="P1">{</text:p>
      <text:p text:style-name="P1"><text:tab/>protected integer test;</text:p>
      <text:p text:style-name="P1"><text:tab/>void test()</text:p>
      <text:p text:style-name="P1"><text:tab/>{</text:p>
      <text:p text:style-name="P1"><text:tab/><text:tab/>int test;</text:p>
      <text:p text:style-name="P1"><text:tab/>}</text:p>
      <text:p text:style-name="P1">} a;</text:p>
      <text:p text:style-name="P1"/>
      <text:p text:style-name="P1">Neu:</text:p>
      <text:p text:style-name="P1">class gna</text:p>
      <text:p text:style-name="P1"><text:tab/>protected integer test</text:p>
      <text:p text:style-name="P1"><text:tab/>void test()</text:p>
      <text:p text:style-name="P1"><text:tab/><text:tab/>int test</text:p>
      <text:p text:style-name="P1">a // sollte verboten werden – Kollision mit Gültigkeitsbereichsverwendu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lbany" svg:font-family="Albany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mino Dauth</meta:initial-creator>
    <meta:creation-date>2010-10-09T17:49:17</meta:creation-date>
    <meta:generator>OpenOffice.org/3.2$Linux OpenOffice.org_project/320m12$Build-9483</meta:generator>
    <dc:date>2010-10-09T17:56:14</dc:date>
    <dc:creator>Tamino Dauth</dc:creator>
    <meta:editing-duration>PT00H06M58S</meta:editing-duration>
    <meta:editing-cycles>2</meta:editing-cycles>
    <meta:document-statistic meta:table-count="0" meta:image-count="0" meta:object-count="0" meta:page-count="1" meta:paragraph-count="18" meta:word-count="86" meta:character-count="612"/>
  </office:meta>
</office:document-meta>
</file>